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ubtitle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itle">
      <style:text-properties style:font-name="Liberation Sans" officeooo:rsid="0004bc31" officeooo:paragraph-rsid="0004bc31"/>
    </style:style>
    <style:style style:name="T1" style:family="text">
      <style:text-properties officeooo:rsid="0004bc31"/>
    </style:style>
    <style:style style:name="T2" style:family="text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a 9</text:p>
      <text:p text:style-name="P3">Anotaciones Spring</text:p>
      <text:p text:style-name="P4"><text:span text:style-name="T1">L</text:span>as anotaciones son esenciales para la configuración y el manejo de dependencias, lo que facilita la implementación de aplicaciones de manera eficiente y organizada.</text:p>
      <text:h text:style-name="Heading_20_3" text:outline-level="3"><text:span text:style-name="T2">1. </text:span><text:span text:style-name="Source_20_Text"><text:span text:style-name="T2">@RestController</text:span></text:span></text:h>
      <text:p text:style-name="Text_20_body"><text:span text:style-name="T2">Esta anotación se utiliza para definir una clase como un controlador en una aplicación web de Spring Boot. Combina las funcionalidades de </text:span><text:span text:style-name="Source_20_Text"><text:span text:style-name="T2">@Controller</text:span></text:span><text:span text:style-name="T2"> y </text:span><text:span text:style-name="Source_20_Text"><text:span text:style-name="T2">@ResponseBody</text:span></text:span><text:span text:style-name="T2">, lo que significa que los métodos dentro de la clase retornarán directamente datos en formato JSON o XML.</text:span>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RestController</text:span></text:span></text:p>
      <text:p text:style-name="Preformatted_20_Text"><text:span text:style-name="Source_20_Text"><text:span text:style-name="T2">public class MiControlador {</text:span></text:span></text:p>
      <text:p text:style-name="Preformatted_20_Text"><text:span text:style-name="Source_20_Text"><text:span text:style-name="T2"><text:s text:c="4"/>@GetMapping("/mensaje")</text:span></text:span></text:p>
      <text:p text:style-name="Preformatted_20_Text"><text:span text:style-name="Source_20_Text"><text:span text:style-name="T2"><text:s text:c="4"/>public String mensaje() {</text:span></text:span></text:p>
      <text:p text:style-name="Preformatted_20_Text"><text:span text:style-name="Source_20_Text"><text:span text:style-name="T2"><text:s text:c="8"/>return "Hola, mundo!"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2. </text:span><text:span text:style-name="Source_20_Text"><text:span text:style-name="T2">@Autowired</text:span></text:span></text:h>
      <text:p text:style-name="P4">Se usa para la inyección de dependencias en Spring. Permite que Spring resuelva automáticamente las dependencias necesarias en una clase sin necesidad de instanciarlas manualmente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Service</text:span></text:span></text:p>
      <text:p text:style-name="Preformatted_20_Text"><text:span text:style-name="Source_20_Text"><text:span text:style-name="T2">public class MiServicio {</text:span></text:span></text:p>
      <text:p text:style-name="Preformatted_20_Text"><text:span text:style-name="Source_20_Text"><text:span text:style-name="T2"><text:s text:c="4"/>public String obtenerDato() {</text:span></text:span></text:p>
      <text:p text:style-name="Preformatted_20_Text"><text:span text:style-name="Source_20_Text"><text:span text:style-name="T2"><text:s text:c="8"/>return "Dato importante"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1"/>
      <text:p text:style-name="Preformatted_20_Text"><text:span text:style-name="Source_20_Text"><text:span text:style-name="T2">@RestController</text:span></text:span></text:p>
      <text:p text:style-name="Preformatted_20_Text"><text:span text:style-name="Source_20_Text"><text:span text:style-name="T2">public class MiControlador {</text:span></text:span></text:p>
      <text:p text:style-name="Preformatted_20_Text"><text:span text:style-name="Source_20_Text"><text:span text:style-name="T2"><text:s text:c="4"/>@Autowired</text:span></text:span></text:p>
      <text:p text:style-name="Preformatted_20_Text"><text:span text:style-name="Source_20_Text"><text:span text:style-name="T2"><text:s text:c="4"/>private MiServicio miServicio;</text:span></text:span></text:p>
      <text:p text:style-name="P1"/>
      <text:p text:style-name="Preformatted_20_Text"><text:span text:style-name="Source_20_Text"><text:span text:style-name="T2"><text:s text:c="4"/>@GetMapping("/dato")</text:span></text:span></text:p>
      <text:p text:style-name="Preformatted_20_Text"><text:span text:style-name="Source_20_Text"><text:span text:style-name="T2"><text:s text:c="4"/>public String obtenerDato() {</text:span></text:span></text:p>
      <text:p text:style-name="Preformatted_20_Text"><text:span text:style-name="Source_20_Text"><text:span text:style-name="T2"><text:s text:c="8"/>return miServicio.obtenerDato()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3. </text:span><text:span text:style-name="Source_20_Text"><text:span text:style-name="T2">@GetMapping</text:span></text:span></text:h>
      <text:p text:style-name="P4">Se usa para manejar solicitudes HTTP GET en un controlador de Spring.</text:p>
      <text:p text:style-name="Text_20_body"><text:span text:style-name="Strong_20_Emphasis"><text:span text:style-name="T2">Ejemplo:</text:span></text:span></text:p>
      <text:p text:style-name="Preformatted_20_Text"><text:soft-page-break/><text:span text:style-name="Source_20_Text"><text:span text:style-name="T2">@GetMapping("/usuarios")</text:span></text:span></text:p>
      <text:p text:style-name="Preformatted_20_Text"><text:span text:style-name="Source_20_Text"><text:span text:style-name="T2">public List&lt;Usuario&gt; obtenerUsuarios() {</text:span></text:span></text:p>
      <text:p text:style-name="Preformatted_20_Text"><text:span text:style-name="Source_20_Text"><text:span text:style-name="T2"><text:s text:c="4"/>return usuarioService.listarUsuarios(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4. </text:span><text:span text:style-name="Source_20_Text"><text:span text:style-name="T2">@PathVariable</text:span></text:span></text:h>
      <text:p text:style-name="P4">Permite extraer valores de la URL y usarlos como parámetros en un método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GetMapping("/usuarios/{id}")</text:span></text:span></text:p>
      <text:p text:style-name="Preformatted_20_Text"><text:span text:style-name="Source_20_Text"><text:span text:style-name="T2">public Usuario obtenerUsuario(@PathVariable Long id) {</text:span></text:span></text:p>
      <text:p text:style-name="Preformatted_20_Text"><text:span text:style-name="Source_20_Text"><text:span text:style-name="T2"><text:s text:c="4"/>return usuarioService.buscarPorId(id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5. </text:span><text:span text:style-name="Source_20_Text"><text:span text:style-name="T2">@PostMapping</text:span></text:span></text:h>
      <text:p text:style-name="P4">Maneja solicitudes HTTP POST, generalmente utilizadas para enviar datos al servidor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PostMapping("/usuarios")</text:span></text:span></text:p>
      <text:p text:style-name="Preformatted_20_Text"><text:span text:style-name="Source_20_Text"><text:span text:style-name="T2">public Usuario crearUsuario(@RequestBody Usuario usuario) {</text:span></text:span></text:p>
      <text:p text:style-name="Preformatted_20_Text"><text:span text:style-name="Source_20_Text"><text:span text:style-name="T2"><text:s text:c="4"/>return usuarioService.guardar(usuari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6. </text:span><text:span text:style-name="Source_20_Text"><text:span text:style-name="T2">@RequestBody</text:span></text:span></text:h>
      <text:p text:style-name="P4">Se usa para mapear el cuerpo de una solicitud HTTP en un objeto Java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PostMapping("/productos")</text:span></text:span></text:p>
      <text:p text:style-name="Preformatted_20_Text"><text:span text:style-name="Source_20_Text"><text:span text:style-name="T2">public Producto agregarProducto(@RequestBody Producto producto) {</text:span></text:span></text:p>
      <text:p text:style-name="Preformatted_20_Text"><text:span text:style-name="Source_20_Text"><text:span text:style-name="T2"><text:s text:c="4"/>return productoService.agregar(product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7. </text:span><text:span text:style-name="Source_20_Text"><text:span text:style-name="T2">@PutMapping</text:span></text:span></text:h>
      <text:p text:style-name="P4">Maneja solicitudes HTTP PUT para actualizar recursos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PutMapping("/usuarios/{id}")</text:span></text:span></text:p>
      <text:p text:style-name="Preformatted_20_Text"><text:span text:style-name="Source_20_Text"><text:span text:style-name="T2">public Usuario actualizarUsuario(@PathVariable Long id, @RequestBody Usuario usuario) {</text:span></text:span></text:p>
      <text:p text:style-name="Preformatted_20_Text"><text:span text:style-name="Source_20_Text"><text:span text:style-name="T2"><text:s text:c="4"/>return usuarioService.actualizar(id, usuari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8. </text:span><text:span text:style-name="Source_20_Text"><text:span text:style-name="T2">@DeleteMapping</text:span></text:span></text:h>
      <text:p text:style-name="P4">Maneja solicitudes HTTP DELETE para eliminar recursos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DeleteMapping("/usuarios/{id}")</text:span></text:span></text:p>
      <text:p text:style-name="Preformatted_20_Text"><text:span text:style-name="Source_20_Text"><text:span text:style-name="T2">public void eliminarUsuario(@PathVariable Long id) {</text:span></text:span></text:p>
      <text:p text:style-name="Preformatted_20_Text"><text:span text:style-name="Source_20_Text"><text:span text:style-name="T2"><text:s text:c="4"/>usuarioService.eliminar(id);</text:span></text:span></text:p>
      <text:p text:style-name="P2"><text:span text:style-name="Source_20_Text"><text:span text:style-name="T2">}</text:span></text:span></text:p>
      <text:h text:style-name="Heading_20_3" text:outline-level="3"><text:soft-page-break/><text:span text:style-name="T2">9. </text:span><text:span text:style-name="Source_20_Text"><text:span text:style-name="T2">@Service</text:span></text:span></text:h>
      <text:p text:style-name="P4">Marca una clase como un servicio dentro del patrón de diseño MVC en Spring. Se utiliza en la capa de lógica de negocio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Service</text:span></text:span></text:p>
      <text:p text:style-name="Preformatted_20_Text"><text:span text:style-name="Source_20_Text"><text:span text:style-name="T2">public class UsuarioService {</text:span></text:span></text:p>
      <text:p text:style-name="Preformatted_20_Text"><text:span text:style-name="Source_20_Text"><text:span text:style-name="T2"><text:s text:c="4"/>public List&lt;Usuario&gt; listarUsuarios() {</text:span></text:span></text:p>
      <text:p text:style-name="Preformatted_20_Text"><text:span text:style-name="Source_20_Text"><text:span text:style-name="T2"><text:s text:c="8"/>return usuarioRepository.findAll()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bc3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3T10:41:40.795000000</meta:creation-date>
    <dc:date>2025-02-23T10:53:48.006000000</dc:date>
    <meta:editing-duration>PT1M53S</meta:editing-duration>
    <meta:editing-cycles>1</meta:editing-cycles>
    <meta:document-statistic meta:table-count="0" meta:image-count="0" meta:object-count="0" meta:page-count="3" meta:paragraph-count="82" meta:word-count="331" meta:character-count="2712" meta:non-whitespace-character-count="2359"/>
    <meta:generator>LibreOffice/7.0.3.1$Windows_X86_64 LibreOffice_project/d7547858d014d4cf69878db179d326fc3483e082</meta:generator>
  </office:meta>
</office:document-meta>
</file>